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style:text-position="sub 58%"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9cm" svg:height="2.2cm" svg:x="1.3cm" svg:y="6.05cm">
          <text:p text:style-name="P1">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9cm" svg:height="2.2cm" svg:x="8.634cm" svg:y="6.05cm">
          <text:p text:style-name="P1">Blen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9cm" svg:height="2.2cm" svg:x="15.968cm" svg:y="6.05cm">
          <text:p text:style-name="P1">Photodi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9cm" svg:height="2.2cm" svg:x="1.3cm" svg:y="10.5cm">
          <text:p text:style-name="P1">Motorwe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9cm" svg:height="2.2cm" svg:x="23.3cm" svg:y="6.05cm">
          <text:p text:style-name="P1">Regl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cm" svg:y1="7.15cm" svg:x2="8.634cm" svg:y2="7.15cm" draw:start-shape="id1" draw:start-glue-point="1" draw:end-shape="id2" draw:end-glue-point="3" svg:d="m6200 7150h2434" svg:viewBox="0 0 2435 1">
          <text:p/>
        </draw:connector>
        <draw:connector draw:style-name="gr2" draw:text-style-name="P1" draw:layer="layout" svg:x1="13.534cm" svg:y1="7.15cm" svg:x2="15.968cm" svg:y2="7.15cm" draw:start-shape="id2" draw:start-glue-point="1" draw:end-shape="id3" draw:end-glue-point="3" svg:d="m13534 7150h2434" svg:viewBox="0 0 2435 1">
          <text:p/>
        </draw:connector>
        <draw:connector draw:style-name="gr2" draw:text-style-name="P1" draw:layer="layout" svg:x1="20.868cm" svg:y1="7.15cm" svg:x2="23.3cm" svg:y2="7.15cm" draw:start-shape="id3" draw:start-glue-point="1" draw:end-shape="id4" draw:end-glue-point="3" svg:d="m20868 7150h2432" svg:viewBox="0 0 2433 1">
          <text:p/>
        </draw:connector>
        <draw:connector draw:style-name="gr2" draw:text-style-name="P1" draw:layer="layout" svg:x1="6.2cm" svg:y1="11.6cm" svg:x2="11.084cm" svg:y2="8.25cm" draw:start-shape="id5" draw:start-glue-point="1" draw:end-shape="id2" draw:end-glue-point="2" svg:d="m6200 11600h4884v-3350" svg:viewBox="0 0 4885 3351">
          <text:p/>
        </draw:connector>
        <draw:custom-shape draw:style-name="gr3" draw:text-style-name="P1" draw:layer="layout" svg:width="20.8cm" svg:height="5.2cm" svg:x="1.2cm" svg:y="4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cm" svg:height="1.195cm" svg:x="18.7cm" svg:y="9.505cm">
          <draw:text-box>
            <text:p text:style-name="P2"><text:span text:style-name="T1">Sensor</text:span></text:p>
          </draw:text-box>
        </draw:frame>
        <draw:frame draw:style-name="gr5" draw:layer="layout" svg:width="1.598cm" svg:height="1.171cm" svg:x="6.6cm" svg:y="5.9cm">
          <draw:text-box>
            <text:p><text:span text:style-name="T2">Φ</text:span><text:span text:style-name="T3">e,in</text:span></text:p>
          </draw:text-box>
        </draw:frame>
        <draw:frame draw:style-name="gr5" draw:layer="layout" svg:width="1.234cm" svg:height="1.171cm" svg:x="14cm" svg:y="5.929cm">
          <draw:text-box>
            <text:p><text:span text:style-name="T2">Φ</text:span><text:span text:style-name="T3">T</text:span></text:p>
          </draw:text-box>
        </draw:frame>
        <draw:frame draw:style-name="gr5" draw:layer="layout" svg:width="0.913cm" svg:height="0.962cm" svg:x="8.6cm" svg:y="10.529cm">
          <draw:text-box>
            <text:p><text:span text:style-name="T2">φ</text:span></text:p>
          </draw:text-box>
        </draw:frame>
        <draw:frame draw:style-name="gr6" draw:layer="layout" svg:width="1.408cm" svg:height="1.3cm" svg:x="21.3cm" svg:y="5.8cm">
          <draw:text-box>
            <text:p><text:span text:style-name="T2">U</text:span><text:span text:style-name="T3">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leich</meta:initial-creator>
    <meta:creation-date>2013-07-09T13:23:27</meta:creation-date>
    <dc:date>2013-07-09T13:35:30</dc:date>
    <dc:creator>Sebastian Schleich</dc:creator>
    <meta:editing-duration>P0D</meta:editing-duration>
    <meta:editing-cycles>1</meta:editing-cycles>
    <meta:document-statistic meta:object-count="15"/>
    <meta:generator>LibreOffice/4.0.4.2$Linux_X86_64 LibreOffice_project/400m0$Build-2</meta:generator>
  </office:meta>
</office:document-meta>
</file>